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1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794cm" fo:min-width="0.546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794cm" fo:min-width="0.54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61cm" loext:decorative="false"/>
      <style:paragraph-properties style:writing-mode="lr-tb"/>
    </style:style>
    <style:style style:name="gr8" style:family="graphic" style:parent-style-name="objectwithoutfill">
      <style:graphic-properties draw:stroke="solid" draw:stroke-dash="Double_20_Dash" svg:stroke-width="0.081cm" svg:stroke-color="#666666" draw:marker-start-width="0.321cm" draw:marker-end="Arrowheads_20_2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 style:list-style-name="L1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794cm" fo:min-width="0.546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212cm" svg:stroke-color="#000000" draw:marker-start-width="0.517cm" draw:marker-end="Arrowheads_20_1" draw:marker-end-width="0.617cm" draw:fill="none" draw:textarea-vertical-align="middle" fo:padding-top="0.23cm" fo:padding-bottom="0.23cm" fo:padding-left="0.355cm" fo:padding-right="0.355cm" loext:decorative="false"/>
    </style:style>
    <style:style style:name="gr11" style:family="graphic" style:parent-style-name="standard" style:list-style-name="L1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794cm" fo:min-width="0.546cm" fo:padding-top="0.165cm" fo:padding-bottom="0.165cm" fo:padding-left="0.29cm" fo:padding-right="0.29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028cm" svg:stroke-color="#000000" draw:marker-start-width="0.242cm" draw:marker-end="Arrowheads_20_1" draw:marker-end-width="0.342cm" draw:fill="none" draw:textarea-vertical-align="middle" fo:padding-top="0.139cm" fo:padding-bottom="0.139cm" fo:padding-left="0.264cm" fo:padding-right="0.264cm" loext:decorative="false"/>
    </style:style>
    <style:style style:name="gr13" style:family="graphic" style:parent-style-name="standard">
      <style:graphic-properties draw:stroke="none" draw:fill="none" draw:textarea-vertical-align="middle" fo:min-height="0.71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52cm" svg:height="0.952cm" svg:x="0.465cm" svg:y="1.107cm" svg:viewBox="0 0 953 953" svg:d="M0 953c80 0 238 0 238 0 159-381 159-953 239-953 79 0 79 572 238 953 0 0 159 0 238 0">
          <text:p/>
        </draw:path>
        <draw:path draw:style-name="gr1" draw:text-style-name="P1" draw:layer="layout" svg:width="0.952cm" svg:height="0.956cm" svg:x="3.44cm" svg:y="1.105cm" svg:viewBox="0 0 953 957" svg:d="M0 957c80 0 238 0 238 0 159-381 160-953 239-953 80 0-1-64 158 317 0 0 239 317 318 317">
          <text:p/>
        </draw:path>
        <draw:g draw:style-name="gr2">
          <draw:custom-shape draw:style-name="gr3" draw:text-style-name="P2" draw:layer="layout" svg:width="1.592cm" svg:height="1.588cm" draw:transform="rotate (-3.14159265358979) translate (1.739cm 3.9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.747cm" svg:y1="3.171cm" svg:x2="3.296cm" svg:y2="3.171cm">
            <text:p/>
          </draw:line>
          <draw:custom-shape draw:style-name="gr5" draw:text-style-name="P3" draw:layer="layout" svg:width="1.592cm" svg:height="1.588cm" draw:transform="rotate (-3.14159265358979) translate (4.921cm 3.9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0.507cm" svg:height="0.893cm" svg:x="0.69cm" svg:y="2.724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6" draw:text-style-name="P4" draw:layer="layout" svg:width="0.496cm" svg:height="0.893cm" svg:x="3.877cm" svg:y="2.724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7" draw:text-style-name="P5" draw:layer="layout" svg:width="1.361cm" svg:height="0.962cm" svg:x="1.635cm" svg:y="2.159cm">
            <draw:text-box>
              <text:p>W<text:span text:style-name="T1">ik</text:span></text:p>
            </draw:text-box>
          </draw:frame>
        </draw:g>
        <draw:polyline draw:style-name="gr8" draw:text-style-name="P1" draw:layer="layout" svg:width="2.33cm" svg:height="0.432cm" draw:transform="rotate (0.275936554740304) translate (4.87215943709259cm 2.07783752978308cm)" svg:viewBox="0 0 2331 433" draw:points="0,433 803,0 2331,433">
          <text:p/>
        </draw:polyline>
        <draw:g draw:style-name="gr2">
          <draw:custom-shape draw:style-name="gr9" draw:text-style-name="P2" draw:layer="layout" svg:width="1.592cm" svg:height="1.588cm" draw:transform="rotate (-3.14159265358979) translate (9.163cm 2.5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9.171cm" svg:y1="1.801cm" svg:x2="10.72cm" svg:y2="1.801cm">
            <text:p/>
          </draw:line>
          <draw:custom-shape draw:style-name="gr5" draw:text-style-name="P3" draw:layer="layout" svg:width="1.592cm" svg:height="1.588cm" draw:transform="rotate (-3.14159265358979) translate (12.345cm 2.5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0.507cm" svg:height="0.893cm" svg:x="8.114cm" svg:y="1.35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6" draw:text-style-name="P4" draw:layer="layout" svg:width="0.496cm" svg:height="0.893cm" svg:x="11.301cm" svg:y="1.354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 draw:style-name="gr2">
          <draw:custom-shape draw:style-name="gr11" draw:text-style-name="P2" draw:layer="layout" svg:width="1.592cm" svg:height="1.588cm" draw:transform="rotate (-3.14159265358979) translate (9.163cm 5.16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9.171cm" svg:y1="4.376cm" svg:x2="10.72cm" svg:y2="4.376cm">
            <text:p/>
          </draw:line>
          <draw:custom-shape draw:style-name="gr5" draw:text-style-name="P3" draw:layer="layout" svg:width="1.592cm" svg:height="1.588cm" draw:transform="rotate (-3.14159265358979) translate (12.345cm 5.16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0.507cm" svg:height="0.893cm" svg:x="8.114cm" svg:y="3.92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6" draw:text-style-name="P4" draw:layer="layout" svg:width="0.496cm" svg:height="0.893cm" svg:x="11.301cm" svg:y="3.929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draw:g>
        <draw:frame draw:style-name="gr6" draw:text-style-name="P4" draw:layer="layout" svg:width="1.301cm" svg:height="0.893cm" svg:x="5.556cm" svg:y="4.61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4" draw:layer="layout" svg:width="1.357cm" svg:height="0.893cm" svg:x="5.528cm" svg:y="0.80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polyline draw:style-name="gr8" draw:text-style-name="P1" draw:layer="layout" svg:width="2.33cm" svg:height="0.432cm" draw:transform="rotate (2.86565609884949) translate (7.1351259174766cm 4.81528084716509cm)" svg:viewBox="0 0 2331 433" draw:points="2331,433 1528,0 0,433">
          <text:p/>
        </draw:polyline>
        <draw:frame draw:style-name="gr13" draw:text-style-name="P1" draw:layer="layout" svg:width="3.61cm" svg:height="0.962cm" svg:x="8.085cm" svg:y="5.134cm">
          <draw:text-box>
            <text:p text:style-name="P4">Weakened</text:p>
          </draw:text-box>
        </draw:frame>
        <draw:frame draw:style-name="gr13" draw:text-style-name="P1" draw:layer="layout" svg:width="4.545cm" svg:height="0.962cm" svg:x="7.668cm" svg:y="0.054cm">
          <draw:text-box>
            <text:p text:style-name="P4">Strengthene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446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1:03:06.516736848</meta:creation-date>
    <dc:date>2024-03-12T22:00:25.360110451</dc:date>
    <meta:editing-duration>PT11M54S</meta:editing-duration>
    <meta:editing-cycles>7</meta:editing-cycles>
    <meta:generator>LibreOffice/24.2.1.2$Linux_X86_64 LibreOffice_project/42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subsup>
      <mi mathvariant="normal">r</mi>
      <mi mathvariant="normal">k</mi>
      <mi mathvariant="normal">H</mi>
    </msubsup>
    <annotation encoding="StarMath 5.0">r^H_k</annotation>
  </semantics>
</math>
</file>

<file path=Object 2/content.xml><?xml version="1.0" encoding="utf-8"?>
<math xmlns="http://www.w3.org/1998/Math/MathML" display="block">
  <semantics>
    <msubsup>
      <mi mathvariant="normal">r</mi>
      <mi mathvariant="normal">i</mi>
      <mi mathvariant="normal">E</mi>
    </msubsup>
    <annotation encoding="StarMath 5.0">r^E_i</annotation>
  </semantics>
</math>
</file>

<file path=Object 3/content.xml><?xml version="1.0" encoding="utf-8"?>
<math xmlns="http://www.w3.org/1998/Math/MathML" display="block">
  <semantics>
    <msubsup>
      <mi mathvariant="normal">r</mi>
      <mi mathvariant="normal">k</mi>
      <mi mathvariant="normal">H</mi>
    </msubsup>
    <annotation encoding="StarMath 5.0">r^H_k</annotation>
  </semantics>
</math>
</file>

<file path=Object 4/content.xml><?xml version="1.0" encoding="utf-8"?>
<math xmlns="http://www.w3.org/1998/Math/MathML" display="block">
  <semantics>
    <msubsup>
      <mi mathvariant="normal">r</mi>
      <mi mathvariant="normal">i</mi>
      <mi mathvariant="normal">E</mi>
    </msubsup>
    <annotation encoding="StarMath 5.0">r^E_i</annotation>
  </semantics>
</math>
</file>

<file path=Object 5/content.xml><?xml version="1.0" encoding="utf-8"?>
<math xmlns="http://www.w3.org/1998/Math/MathML" display="block">
  <semantics>
    <msubsup>
      <mi mathvariant="normal">r</mi>
      <mi mathvariant="normal">k</mi>
      <mi mathvariant="normal">H</mi>
    </msubsup>
    <annotation encoding="StarMath 5.0">r^H_k</annotation>
  </semantics>
</math>
</file>

<file path=Object 6/content.xml><?xml version="1.0" encoding="utf-8"?>
<math xmlns="http://www.w3.org/1998/Math/MathML" display="block">
  <semantics>
    <msubsup>
      <mi mathvariant="normal">r</mi>
      <mi mathvariant="normal">i</mi>
      <mi mathvariant="normal">E</mi>
    </msubsup>
    <annotation encoding="StarMath 5.0">r^E_i</annotation>
  </semantics>
</math>
</file>

<file path=Object 7/content.xml><?xml version="1.0" encoding="utf-8"?>
<math xmlns="http://www.w3.org/1998/Math/MathML" display="block">
  <semantics>
    <mrow>
      <msubsup>
        <mi mathvariant="normal">r</mi>
        <mi mathvariant="normal">i</mi>
        <mi mathvariant="normal">E</mi>
      </msubsup>
      <mo stretchy="false">&gt;</mo>
      <mi mathvariant="normal">θ</mi>
    </mrow>
    <annotation encoding="StarMath 5.0">r ^ E _ i &gt; θ</annotation>
  </semantics>
</math>
</file>

<file path=Object 8/content.xml><?xml version="1.0" encoding="utf-8"?>
<math xmlns="http://www.w3.org/1998/Math/MathML" display="block">
  <semantics>
    <mrow>
      <msubsup>
        <mi mathvariant="normal">r</mi>
        <mi mathvariant="normal">i</mi>
        <mi mathvariant="normal">E</mi>
      </msubsup>
      <mi mathvariant="normal">≤</mi>
      <mi mathvariant="normal">θ</mi>
    </mrow>
    <annotation encoding="StarMath 5.0">r ^ E _ i ≤ θ</annotation>
  </semantics>
</math>
</file>